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62d" officeooo:paragraph-rsid="0011862d"/>
    </style:style>
    <style:style style:name="P2" style:family="paragraph" style:parent-style-name="Standard">
      <style:text-properties officeooo:rsid="0011862d" officeooo:paragraph-rsid="0015634f"/>
    </style:style>
    <style:style style:name="P3" style:family="paragraph" style:parent-style-name="Standard">
      <style:text-properties officeooo:rsid="0011862d" officeooo:paragraph-rsid="00163b6f"/>
    </style:style>
    <style:style style:name="P4" style:family="paragraph" style:parent-style-name="Standard">
      <style:paragraph-properties fo:text-align="justify" style:justify-single-word="false"/>
      <style:text-properties officeooo:rsid="0011862d" officeooo:paragraph-rsid="0018e24a"/>
    </style:style>
    <style:style style:name="P5" style:family="paragraph" style:parent-style-name="Standard">
      <style:text-properties officeooo:rsid="001383d7" officeooo:paragraph-rsid="001383d7"/>
    </style:style>
    <style:style style:name="P6" style:family="paragraph" style:parent-style-name="Standard">
      <style:text-properties officeooo:rsid="000530a3" officeooo:paragraph-rsid="0015634f"/>
    </style:style>
    <style:style style:name="P7" style:family="paragraph" style:parent-style-name="Standard">
      <style:paragraph-properties fo:text-align="justify" style:justify-single-word="false"/>
      <style:text-properties officeooo:rsid="000530a3" officeooo:paragraph-rsid="0015634f"/>
    </style:style>
    <style:style style:name="P8" style:family="paragraph" style:parent-style-name="Standard">
      <style:text-properties officeooo:rsid="0015634f" officeooo:paragraph-rsid="0015634f"/>
    </style:style>
    <style:style style:name="P9" style:family="paragraph" style:parent-style-name="Standard">
      <style:paragraph-properties fo:text-align="justify" style:justify-single-word="false"/>
      <style:text-properties officeooo:rsid="0015634f" officeooo:paragraph-rsid="0015634f"/>
    </style:style>
    <style:style style:name="P10" style:family="paragraph" style:parent-style-name="Standard">
      <style:text-properties style:text-underline-style="solid" style:text-underline-width="auto" style:text-underline-color="font-color" officeooo:rsid="0015634f" officeooo:paragraph-rsid="0015634f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5634f" officeooo:paragraph-rsid="0015634f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b111d" officeooo:paragraph-rsid="001b111d"/>
    </style:style>
    <style:style style:name="P13" style:family="paragraph" style:parent-style-name="Standard">
      <style:text-properties style:text-underline-style="solid" style:text-underline-width="auto" style:text-underline-color="font-color" officeooo:rsid="001b111d" officeooo:paragraph-rsid="001b111d"/>
    </style:style>
    <style:style style:name="P14" style:family="paragraph" style:parent-style-name="Standard">
      <style:paragraph-properties fo:text-align="justify" style:justify-single-word="false"/>
      <style:text-properties officeooo:rsid="00071e9c" officeooo:paragraph-rsid="00163b6f"/>
    </style:style>
    <style:style style:name="P15" style:family="paragraph" style:parent-style-name="Standard">
      <style:paragraph-properties fo:text-align="justify" style:justify-single-word="false"/>
      <style:text-properties officeooo:rsid="00071e9c" officeooo:paragraph-rsid="00183690"/>
    </style:style>
    <style:style style:name="P16" style:family="paragraph" style:parent-style-name="Standard">
      <style:paragraph-properties fo:text-align="justify" style:justify-single-word="false"/>
      <style:text-properties officeooo:rsid="00071e9c" officeooo:paragraph-rsid="0018e24a"/>
    </style:style>
    <style:style style:name="P17" style:family="paragraph" style:parent-style-name="Standard">
      <style:paragraph-properties fo:text-align="justify" style:justify-single-word="false"/>
      <style:text-properties officeooo:rsid="00071e9c" officeooo:paragraph-rsid="001b111d"/>
    </style:style>
    <style:style style:name="P18" style:family="paragraph" style:parent-style-name="Standard">
      <style:paragraph-properties fo:text-align="justify" style:justify-single-word="false"/>
      <style:text-properties officeooo:rsid="00071e9c" officeooo:paragraph-rsid="001cb858"/>
    </style:style>
    <style:style style:name="P19" style:family="paragraph" style:parent-style-name="Standard">
      <style:paragraph-properties fo:text-align="justify" style:justify-single-word="false"/>
      <style:text-properties officeooo:rsid="001b111d" officeooo:paragraph-rsid="001b111d"/>
    </style:style>
    <style:style style:name="P20" style:family="paragraph" style:parent-style-name="Standard">
      <style:text-properties officeooo:rsid="001b111d" officeooo:paragraph-rsid="001b111d"/>
    </style:style>
    <style:style style:name="P21" style:family="paragraph" style:parent-style-name="Standard">
      <style:paragraph-properties fo:text-align="justify" style:justify-single-word="false"/>
      <style:text-properties officeooo:rsid="00087ba4" officeooo:paragraph-rsid="001b111d"/>
    </style:style>
    <style:style style:name="P22" style:family="paragraph" style:parent-style-name="Standard">
      <style:paragraph-properties fo:text-align="justify" style:justify-single-word="false"/>
      <style:text-properties officeooo:rsid="00087ba4" officeooo:paragraph-rsid="001cb858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b111d" officeooo:paragraph-rsid="001b111d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1c429" officeooo:paragraph-rsid="0021c429"/>
    </style:style>
    <style:style style:name="P25" style:family="paragraph" style:parent-style-name="Standard">
      <style:text-properties officeooo:rsid="000530a3" officeooo:paragraph-rsid="0018e24a"/>
    </style:style>
    <style:style style:name="P26" style:family="paragraph" style:parent-style-name="Standard">
      <style:paragraph-properties fo:text-align="justify" style:justify-single-word="false"/>
      <style:text-properties officeooo:rsid="00071e9c" officeooo:paragraph-rsid="001cb858"/>
    </style:style>
    <style:style style:name="P27" style:family="paragraph" style:parent-style-name="Standard">
      <style:paragraph-properties fo:text-align="justify" style:justify-single-word="false"/>
      <style:text-properties officeooo:rsid="00071e9c" officeooo:paragraph-rsid="001b111d"/>
    </style:style>
    <style:style style:name="P28" style:family="paragraph" style:parent-style-name="Standard">
      <style:paragraph-properties fo:text-align="justify" style:justify-single-word="false"/>
      <style:text-properties officeooo:rsid="00071e9c" officeooo:paragraph-rsid="00163b6f"/>
    </style:style>
    <style:style style:name="P29" style:family="paragraph" style:parent-style-name="Standard">
      <style:paragraph-properties fo:text-align="justify" style:justify-single-word="false"/>
      <style:text-properties officeooo:rsid="00071e9c" officeooo:paragraph-rsid="0021c429"/>
    </style:style>
    <style:style style:name="P30" style:family="paragraph" style:parent-style-name="Standard">
      <style:paragraph-properties fo:text-align="justify" style:justify-single-word="false"/>
      <style:text-properties officeooo:rsid="0021c429" officeooo:paragraph-rsid="0021c429"/>
    </style:style>
    <style:style style:name="T1" style:family="text">
      <style:text-properties officeooo:rsid="000aa2e0"/>
    </style:style>
    <style:style style:name="T2" style:family="text">
      <style:text-properties officeooo:rsid="000530a3"/>
    </style:style>
    <style:style style:name="T3" style:family="text">
      <style:text-properties officeooo:rsid="0015634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da346"/>
    </style:style>
    <style:style style:name="T6" style:family="text">
      <style:text-properties officeooo:rsid="001e27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URE du site : </text:p>
      <text:p text:style-name="P5">arborescence</text:p>
      <text:p text:style-name="P5"/>
      <text:p text:style-name="P1"/>
      <text:p text:style-name="P1">éléments de l'entretien : </text:p>
      <text:p text:style-name="P1"/>
      <text:p text:style-name="P10">exemple<text:span text:style-name="T6">s</text:span>, analyse de l'existant : </text:p>
      <text:p text:style-name="P8"/>
      <text:p text:style-name="P2">- <text:span text:style-name="T1">Exemple de site prééxistant présentant l'évènement : </text:span></text:p>
      <text:p text:style-name="P6">- Le site Branly n'est qu'une page, pas le cas pour le client.</text:p>
      <text:p text:style-name="P6"/>
      <text:p text:style-name="P7">- voir exemple site cycle de conférences : </text:p>
      <text:p text:style-name="P7"><text:a xlink:type="simple" xlink:href="http://www.fondationecolo.org/l-anthropocene">http://www.fondationecolo.org/l-anthropocene</text:a></text:p>
      <text:p text:style-name="P7"/>
      <text:p text:style-name="P7"/>
      <text:p text:style-name="P11">Structure</text:p>
      <text:p text:style-name="P9"/>
      <text:p text:style-name="P9"/>
      <text:p text:style-name="P12">MENU</text:p>
      <text:p text:style-name="P7"/>
      <text:p text:style-name="P16">- Le client a une attente très précise pour le menu qui doit se composer ainsi : </text:p>
      <text:p text:style-name="P16">Présentation / Programme / Résumé / Intervenants / Infos Pratiques</text:p>
      <text:p text:style-name="P7"/>
      <text:p text:style-name="P7"/>
      <text:p text:style-name="P19"><text:span text:style-name="T4">première page</text:span> </text:p>
      <text:p text:style-name="P19"/>
      <text:p text:style-name="P22">- Sur la page d'accueil les <text:span text:style-name="T1">éléments</text:span> importants sont les dates et noms de colloque (voire les lieux)</text:p>
      <text:p text:style-name="P22"/>
      <text:p text:style-name="P18">- Le client souhaite que la page d'accueil présente le résumé brief <text:span text:style-name="T5">(en italique)</text:span>, ainsi que le résumé long ensuite.</text:p>
      <text:p text:style-name="P18"/>
      <text:p text:style-name="P18">- D'autres solutions et <text:span text:style-name="T1">propositions</text:span> sont <text:span text:style-name="T1">apportées</text:span> et faites au client afin de luis proposer <text:span text:style-name="T1">éventuellement</text:span> de <text:span text:style-name="T1">déplacer</text:span> le résumé long ou <text:span text:style-name="T1">présentation</text:span> longue vers un onglet présentation ou via un lien en savoir plus placé sous le résumé court.</text:p>
      <text:p text:style-name="P18"/>
      <text:p text:style-name="P17">- Une miniature de l'affiche doit aussi être présente sur la première page, être cliquable et renvoyer vers le programme en PDF</text:p>
      <text:p text:style-name="P21"/>
      <text:p text:style-name="P17">- Les logos et liens vers les partenaires doivent être cités sur la page, le côté ou le footer</text:p>
      <text:p text:style-name="P17"/>
      <text:p text:style-name="P17">- Aucun lien vers les réseaux sociaux n'est à ajouter.</text:p>
      <text:p text:style-name="P1"/>
      <text:p text:style-name="P13">PROGRAMME</text:p>
      <text:p text:style-name="P1"/>
      <text:p text:style-name="P3">- <text:span text:style-name="T2">Le client insiste que sur une même page, dans le programme, le communiquant et le résumé doivent être accessible (par effet popup?)</text:span></text:p>
      <text:p text:style-name="P3"/>
      <text:p text:style-name="P17">- Le client insiste sur le fait qu'il est important pour chaque journée <text:span text:style-name="T1">que</text:span> le programme renvoi vers le bon lieu (chaque intervention?) afin que le visiteur comprenne aisément l'adresse et le lieu et l'accès pour chaque journée et <text:span text:style-name="T1">chaque</text:span> communication </text:p>
      <text:p text:style-name="P17"/>
      <text:p text:style-name="P17">- Le client souhaite que ces infos soit répétées et présentes et précisées dans le programme <text:soft-page-break/>systématiquement. (séparer les journées avec des couleurs?)</text:p>
      <text:p text:style-name="P3"/>
      <text:p text:style-name="P3"/>
      <text:p text:style-name="P13">INTERVENANTS</text:p>
      <text:p text:style-name="P20"/>
      <text:p text:style-name="P15">- Une rubrique (une page et un élément du menu) doit être consacrée aux intervenants. Il sevra y présenter leurs liens (sites, autres infos)</text:p>
      <text:p text:style-name="P3"/>
      <text:p text:style-name="P3"/>
      <text:p text:style-name="P13">INFOS PRATIQUES</text:p>
      <text:p text:style-name="P20"/>
      <text:p text:style-name="P17">- La page et partie infos pratiques et très importante, étant donné que <text:span text:style-name="T1">événement</text:span> se produit sur deux lieux distincts : </text:p>
      <text:p text:style-name="P17"><text:tab/>- chaque lieu devra <text:span text:style-name="T1">être</text:span> présenté avec un plan, ses accès aux transports, …</text:p>
      <text:p text:style-name="P15"><text:tab/>- Les infos pratiques doivent impérativement présentes dans le menu, à la racine du menu.</text:p>
      <text:p text:style-name="P3"/>
      <text:p text:style-name="P13">accès MULTILINGUE</text:p>
      <text:p text:style-name="P3"/>
      <text:p text:style-name="P14">- Le <text:span text:style-name="T1">client</text:span> précise aussi que la version multilingue du site doit être distincte, séparée : un accès distinct pour chaque langue.</text:p>
      <text:p text:style-name="P14"/>
      <text:p text:style-name="P22">- Le changement de langue est aussi <text:span text:style-name="T1">très</text:span> important pour le client</text:p>
      <text:p text:style-name="P14"/>
      <text:p text:style-name="P15"/>
      <text:p text:style-name="P12">Ouverture, vidéos</text:p>
      <text:p text:style-name="P25">- vidéos du colloque pourront éventuellement être mise en ligne ensuite.</text:p>
      <text:p text:style-name="P25"/>
      <text:p text:style-name="P4">- <text:span text:style-name="T3">prévoir ajout d'un onglet pour accès aux vidéos</text:span></text:p>
      <text:p text:style-name="P4"/>
      <text:p text:style-name="P24"/>
      <text:p text:style-name="P24">Informations supplémentaires</text:p>
      <text:p text:style-name="P30"/>
      <text:p text:style-name="P29">- Les logos et liens vers les partenaires doivent être cités sur la page, le côté ou le footer</text:p>
      <text:p text:style-name="P1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5:34:43.934893399</meta:creation-date>
    <dc:date>2016-02-16T16:12:12.982958910</dc:date>
    <meta:editing-duration>PT27M24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2" meta:paragraph-count="37" meta:word-count="448" meta:character-count="2675" meta:non-whitespace-character-count="2253"/>
  </office:meta>
</office:document-meta>
</file>